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614b" officeooo:paragraph-rsid="000061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 <text:a xlink:type="simple" xlink:href="mailto:test1@test.com" text:style-name="Internet_20_link" text:visited-style-name="Visited_20_Internet_20_Link">test1@test.com</text:a> has shared a reachme with <text:a xlink:type="simple" xlink:href="mailto:test2@test.com" text:style-name="Internet_20_link" text:visited-style-name="Visited_20_Internet_20_Link">test2@test.com</text:a> <text:s text:c="195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5T13:55:44.837475205</meta:creation-date>
    <dc:date>2026-02-15T19:44:53.889755709</dc:date>
    <meta:editing-duration>PT26M35S</meta:editing-duration>
    <meta:editing-cycles>1</meta:editing-cycles>
    <meta:document-statistic meta:table-count="0" meta:image-count="0" meta:object-count="0" meta:page-count="1" meta:paragraph-count="1" meta:word-count="8" meta:character-count="2018" meta:non-whitespace-character-count="53"/>
    <meta:generator>LibreOffice/24.2.7.2$Linux_X86_64 LibreOffice_project/420$Build-2</meta:generator>
  </office:meta>
</office:document-meta>
</file>